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top="0.0694in" fo:margin-bottom="0.0833in" fo:line-height="100%" fo:background-color="#FFFFFF"/>
    </style:style>
    <style:style style:name="T2" style:parent-style-name="DefaultParagraphFont" style:family="text">
      <style:text-properties style:font-name="Times New Roman" style:font-name-asian="Times New Roman" style:font-name-complex="Times New Roman" fo:font-size="12pt" style:font-size-asian="12pt" style:font-size-complex="12pt"/>
    </style:style>
    <style:style style:name="T3" style:parent-style-name="DefaultParagraphFont" style:family="text">
      <style:text-properties style:font-name="Times New Roman" style:font-name-asian="Times New Roman" style:font-name-complex="Times New Roman" fo:font-size="12pt" style:font-size-asian="12pt" style:font-size-complex="12pt"/>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fo:font-size="12pt" style:font-size-asian="12pt" style:font-size-complex="12pt"/>
    </style:style>
    <style:style style:name="P10" style:parent-style-name="Normal" style:family="paragraph">
      <style:paragraph-properties fo:margin-top="0.0694in" fo:margin-bottom="0.0694in" fo:line-height="100%" fo:background-color="#FFFFFF"/>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text-underline-color="#000000"/>
    </style:style>
    <style:style style:name="T15" style:parent-style-name="Hyperlink" style:family="text">
      <style:text-properties style:font-name="Times New Roman" style:font-name-asian="Times New Roman" style:font-name-complex="Times New Roman" style:use-window-font-color="true" fo:font-size="12pt" style:font-size-asian="12pt" style:font-size-complex="12pt" style:text-underline-color="#000000"/>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text-underline-color="#000000"/>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T26" style:parent-style-name="DefaultParagraphFont" style:family="text">
      <style:text-properties style:font-name="Times New Roman" style:font-name-asian="Times New Roman" style:font-name-complex="Times New Roman" style:font-weight-complex="bold" style:font-style-complex="italic" fo:font-size="12pt" style:font-size-asian="12pt" style:font-size-complex="12pt"/>
    </style:style>
    <style:style style:name="T27" style:parent-style-name="Hyperlink" style:family="text">
      <style:text-properties style:font-name="Times New Roman" style:font-name-asian="Times New Roman" style:font-name-complex="Times New Roman" style:font-weight-complex="bold" style:font-style-complex="italic" style:use-window-font-color="true"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style>
    <style:style style:name="P29" style:parent-style-name="Normal" style:family="paragraph">
      <style:paragraph-properties fo:margin-top="0.0694in" fo:margin-bottom="0.0833in" fo:line-height="100%" fo:background-color="#FFFFFF"/>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33"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34"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35"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36"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37"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38"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P39" style:parent-style-name="ListParagraph" style:family="paragraph">
      <style:paragraph-properties fo:margin-bottom="0.0694in" fo:line-height="100%" fo:margin-left="0.6902in" fo:text-indent="-0.1902in" fo:background-color="#FFFFFF">
        <style:tab-stops/>
      </style:paragraph-properties>
    </style:style>
    <style:style style:name="T40" style:parent-style-name="DefaultParagraphFont" style:family="text">
      <style:text-properties style:font-name="Times New Roman" style:font-name-asian="Times New Roman" style:font-name-complex="Times New Roman" style:font-weight-complex="bold" style:font-style-complex="italic" fo:font-size="12pt" style:font-size-asian="12pt" style:font-size-complex="12pt"/>
    </style:style>
    <style:style style:name="P41" style:parent-style-name="ListParagraph" style:family="paragraph">
      <style:paragraph-properties fo:margin-top="0.0694in" fo:margin-bottom="0.0694in" fo:line-height="100%" fo:margin-left="0.6875in" fo:text-indent="-0.1875in" fo:background-color="#FFFFFF">
        <style:tab-stops/>
      </style:paragraph-properties>
      <style:text-properties style:font-name="Times New Roman" style:font-name-asian="Times New Roman" style:font-name-complex="Times New Roman" style:font-weight-complex="bold" style:font-style-complex="italic" fo:font-size="12pt" style:font-size-asian="12pt" style:font-size-complex="12pt"/>
    </style:style>
    <style:style style:name="P42" style:parent-style-name="ListParagraph" style:family="paragraph">
      <style:paragraph-properties fo:margin-top="0.0694in" fo:margin-bottom="0.0694in" fo:line-height="100%" fo:margin-left="0.6875in" fo:text-indent="-0.1875in" fo:background-color="#FFFFFF">
        <style:tab-stops/>
      </style:paragraph-properties>
      <style:text-properties style:font-name="Times New Roman" style:font-name-asian="Times New Roman" style:font-name-complex="Times New Roman" style:font-weight-complex="bold" style:font-style-complex="italic" fo:font-size="12pt" style:font-size-asian="12pt" style:font-size-complex="12pt"/>
    </style:style>
    <style:style style:name="P43" style:parent-style-name="ListParagraph" style:family="paragraph">
      <style:paragraph-properties fo:margin-top="0.0694in" fo:margin-bottom="0.0694in" fo:line-height="100%" fo:margin-left="0.6875in" fo:text-indent="-0.1875in" fo:background-color="#FFFFFF">
        <style:tab-stops/>
      </style:paragraph-properties>
      <style:text-properties style:font-name="Times New Roman" style:font-name-asian="Times New Roman" style:font-name-complex="Times New Roman" style:font-weight-complex="bold" style:font-style-complex="italic" fo:font-size="12pt" style:font-size-asian="12pt" style:font-size-complex="12pt"/>
    </style:style>
    <style:style style:name="P44" style:parent-style-name="Normal" style:family="paragraph">
      <style:paragraph-properties fo:margin-top="0.0694in" fo:margin-bottom="0.0694in" fo:line-height="100%" fo:background-color="#FFFFFF"/>
    </style:style>
    <style:style style:name="T45"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46"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47"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48" style:parent-style-name="DefaultParagraphFont" style:family="text">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50" style:parent-style-name="Hyperlink" style:family="text">
      <style:text-properties style:font-name="Times New Roman" style:font-name-asian="Times New Roman" style:font-name-complex="Times New Roman" style:font-weight-complex="bold" style:use-window-font-color="true" fo:font-size="12pt" style:font-size-asian="12pt" style:font-size-complex="12pt"/>
    </style:style>
    <style:style style:name="T51"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P53" style:parent-style-name="Normal" style:family="paragraph">
      <style:paragraph-properties fo:margin-top="0.0694in" fo:margin-bottom="0.0694in" fo:line-height="100%" fo:background-color="#FFFFFF"/>
    </style:style>
    <style:style style:name="T54"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55"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56" style:parent-style-name="Hyperlink" style:family="text">
      <style:text-properties style:font-name="Times New Roman" style:font-name-asian="Times New Roman" style:font-name-complex="Times New Roman" style:font-weight-complex="bold" style:use-window-font-color="true" fo:font-size="12pt" style:font-size-asian="12pt" style:font-size-complex="12pt"/>
    </style:style>
    <style:style style:name="T57"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58"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59"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60"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61"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62"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63"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64"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65"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66"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P67" style:parent-style-name="Normal" style:family="paragraph">
      <style:paragraph-properties fo:margin-top="0.0694in" fo:margin-bottom="0.0694in" fo:line-height="100%" fo:background-color="#FFFFFF"/>
    </style:style>
    <style:style style:name="T68"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69"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style>
    <style:style style:name="P71" style:parent-style-name="Normal" style:family="paragraph">
      <style:paragraph-properties fo:margin-top="0.0694in" fo:margin-bottom="0.0833in" fo:line-height="100%"/>
      <style:text-properties style:font-name="Times New Roman" style:font-name-complex="Times New Roman" fo:font-size="12pt" style:font-size-asian="12pt" style:font-size-complex="12pt"/>
    </style:style>
    <style:style style:name="P72" style:parent-style-name="Normal" style:family="paragraph">
      <style:paragraph-properties fo:margin-top="0.0694in" fo:margin-bottom="0.0833in" fo:line-height="100%" fo:background-color="#FFFFFF"/>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T79" style:parent-style-name="DefaultParagraphFont" style:family="text">
      <style:text-properties style:font-name="Times New Roman" style:font-name-asian="Times New Roman" style:font-name-complex="Times New Roman" fo:font-size="12pt" style:font-size-asian="12pt" style:font-size-complex="12pt"/>
    </style:style>
    <style:style style:name="T80" style:parent-style-name="DefaultParagraphFont" style:family="text">
      <style:text-properties style:font-name="Times New Roman" style:font-name-asian="Times New Roman" style:font-name-complex="Times New Roman" fo:font-size="12pt" style:font-size-asian="12pt" style:font-size-complex="12pt"/>
    </style:style>
    <style:style style:name="T81" style:parent-style-name="DefaultParagraphFont" style:family="text">
      <style:text-properties style:font-name="Times New Roman" style:font-name-asian="Times New Roman" style:font-name-complex="Times New Roman" fo:font-size="12pt" style:font-size-asian="12pt" style:font-size-complex="12pt"/>
    </style:style>
    <style:style style:name="T82" style:parent-style-name="DefaultParagraphFont" style:family="text">
      <style:text-properties style:font-name="Times New Roman" style:font-name-asian="Times New Roman" style:font-name-complex="Times New Roman" fo:font-size="12pt" style:font-size-asian="12pt" style:font-size-complex="12pt"/>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T89" style:parent-style-name="DefaultParagraphFont" style:family="text">
      <style:text-properties style:font-name="Times New Roman" style:font-name-asian="Times New Roman" style:font-name-complex="Times New Roman" style:text-position="super 66.6%"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style>
    <style:style style:name="T102" style:parent-style-name="DefaultParagraphFont" style:family="text">
      <style:text-properties style:font-name="Times New Roman" style:font-name-asian="Times New Roman" style:font-name-complex="Times New Roman" fo:font-size="12pt" style:font-size-asian="12pt" style:font-size-complex="12pt"/>
    </style:style>
    <style:style style:name="T103" style:parent-style-name="DefaultParagraphFont" style:family="text">
      <style:text-properties style:font-name="Times New Roman" style:font-name-asian="Times New Roman" style:font-name-complex="Times New Roman" fo:font-size="12pt" style:font-size-asian="12pt" style:font-size-complex="12pt"/>
    </style:style>
    <style:style style:name="T104" style:parent-style-name="DefaultParagraphFont" style:family="text">
      <style:text-properties style:font-name="Times New Roman" style:font-name-asian="Times New Roman" style:font-name-complex="Times New Roman" fo:font-size="12pt" style:font-size-asian="12pt" style:font-size-complex="12pt"/>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style>
    <style:style style:name="T106" style:parent-style-name="DefaultParagraphFont" style:family="text">
      <style:text-properties style:font-name="Times New Roman" style:font-name-asian="Times New Roman" style:font-name-complex="Times New Roman" fo:font-size="12pt" style:font-size-asian="12pt" style:font-size-complex="12pt"/>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style>
    <style:style style:name="T108" style:parent-style-name="DefaultParagraphFont" style:family="text">
      <style:text-properties style:font-name="Times New Roman" style:font-name-asian="Times New Roman" style:font-name-complex="Times New Roman" fo:font-size="12pt" style:font-size-asian="12pt" style:font-size-complex="12pt"/>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style>
    <style:style style:name="P111" style:parent-style-name="Normal" style:family="paragraph">
      <style:paragraph-properties fo:margin-top="0.0694in" fo:margin-bottom="0.0833in" fo:line-height="100%" fo:background-color="#FFFFFF"/>
      <style:text-properties style:font-name="Times New Roman" style:font-name-asian="Times New Roman" style:font-name-complex="Times New Roman" fo:font-size="12pt" style:font-size-asian="12pt" style:font-size-complex="12pt"/>
    </style:style>
    <style:style style:name="P112" style:parent-style-name="Normal" style:family="paragraph">
      <style:paragraph-properties fo:margin-top="0.0694in" fo:margin-bottom="0.0833in" fo:line-height="100%" fo:background-color="#FFFFFF"/>
    </style:style>
    <style:style style:name="T113" style:parent-style-name="DefaultParagraphFont" style:family="text">
      <style:text-properties style:font-name="Times New Roman" style:font-name-complex="Times New Roman" fo:font-size="12pt" style:font-size-asian="12pt" style:font-size-complex="12pt"/>
    </style:style>
    <style:style style:name="T114" style:parent-style-name="DefaultParagraphFont" style:family="text">
      <style:text-properties style:font-name="Times New Roman" style:font-name-complex="Times New Roman" fo:font-size="12pt" style:font-size-asian="12pt" style:font-size-complex="12pt"/>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Hyperlink" style:family="text">
      <style:text-properties style:font-name="Times New Roman" style:font-name-complex="Times New Roman" style:use-window-font-color="true" fo:font-size="12pt" style:font-size-asian="12pt" style:font-size-complex="12pt"/>
    </style:style>
    <style:style style:name="T120" style:parent-style-name="DefaultParagraphFont" style:family="text">
      <style:text-properties style:font-name="Times New Roman" style:font-name-complex="Times New Roman" fo:font-size="12pt" style:font-size-asian="12pt" style:font-size-complex="12pt"/>
    </style:style>
    <style:style style:name="P121" style:parent-style-name="NormalWeb" style:family="paragraph">
      <style:paragraph-properties fo:margin-bottom="0.0833in"/>
    </style:style>
    <style:style style:name="T122" style:parent-style-name="Hyperlink" style:family="text">
      <style:text-properties style:use-window-font-color="true"/>
    </style:style>
    <style:style style:name="P123" style:parent-style-name="NormalWeb" style:family="paragraph">
      <style:paragraph-properties fo:margin-bottom="0.0833in"/>
    </style:style>
    <style:style style:name="T124" style:parent-style-name="Hyperlink" style:family="text">
      <style:text-properties style:use-window-font-color="true"/>
    </style:style>
    <style:style style:name="P125" style:parent-style-name="NormalWeb" style:family="paragraph">
      <style:paragraph-properties fo:margin-bottom="0.0833in"/>
    </style:style>
    <style:style style:name="P126" style:parent-style-name="NormalWeb" style:family="paragraph">
      <style:paragraph-properties fo:margin-bottom="0.0833in"/>
    </style:style>
    <style:style style:name="T127" style:parent-style-name="Hyperlink" style:family="text">
      <style:text-properties style:use-window-font-color="true"/>
    </style:style>
    <style:style style:name="P128" style:parent-style-name="Normal" style:family="paragraph">
      <style:paragraph-properties fo:margin-top="0.0694in" fo:margin-bottom="0.0833in" fo:line-height="100%" fo:background-color="#FFFFFF"/>
    </style:style>
    <style:style style:name="T129" style:parent-style-name="DefaultParagraphFont" style:family="text">
      <style:text-properties style:font-name="Times New Roman" style:font-name-asian="Times New Roman" style:font-name-complex="Times New Roman" fo:font-size="12pt" style:font-size-asian="12pt" style:font-size-complex="12pt"/>
    </style:style>
    <style:style style:name="T130" style:parent-style-name="DefaultParagraphFont" style:family="text">
      <style:text-properties style:font-name="Times New Roman" style:font-name-complex="Times New Roman" fo:font-size="12pt" style:font-size-asian="12pt" style:font-size-complex="12pt"/>
    </style:style>
    <style:style style:name="T131" style:parent-style-name="Hyperlink" style:family="text">
      <style:text-properties style:font-name="Times New Roman" style:font-name-complex="Times New Roman" style:use-window-font-color="true" fo:font-size="12pt" style:font-size-asian="12pt" style:font-size-complex="12pt"/>
    </style:style>
    <style:style style:name="P132" style:parent-style-name="Normal" style:family="paragraph">
      <style:paragraph-properties fo:margin-top="0.0694in" fo:margin-bottom="0.0833in" fo:line-height="100%"/>
      <style:text-properties style:font-name="Times New Roman" style:font-name-complex="Times New Roman" fo:font-size="12pt" style:font-size-asian="12pt" style:font-size-complex="12pt"/>
    </style:style>
    <style:style style:name="P133" style:parent-style-name="ListParagraph" style:family="paragraph">
      <style:paragraph-properties fo:margin-top="0.0694in" fo:margin-bottom="0.0833in" fo:line-height="100%"/>
    </style:style>
    <style:style style:name="T134" style:parent-style-name="DefaultParagraphFont" style:family="text">
      <style:text-properties style:font-name="Times New Roman" style:font-name-complex="Times New Roman" fo:font-size="12pt" style:font-size-asian="12pt" style:font-size-complex="12pt"/>
    </style:style>
    <style:style style:name="T135" style:parent-style-name="DefaultParagraphFont" style:family="text">
      <style:text-properties style:font-name="Times New Roman" style:font-name-complex="Times New Roman" fo:font-size="12pt" style:font-size-asian="12pt" style:font-size-complex="12pt"/>
    </style:style>
    <style:style style:name="T136" style:parent-style-name="DefaultParagraphFont" style:family="text">
      <style:text-properties style:font-name="Times New Roman" style:font-name-complex="Times New Roman" fo:font-size="12pt" style:font-size-asian="12pt" style:font-size-complex="12pt"/>
    </style:style>
    <style:style style:name="T137" style:parent-style-name="Hyperlink" style:family="text">
      <style:text-properties style:font-name="Times New Roman" style:font-name-complex="Times New Roman" style:use-window-font-color="true" fo:font-size="12pt" style:font-size-asian="12pt" style:font-size-complex="12pt"/>
    </style:style>
    <style:style style:name="T138" style:parent-style-name="DefaultParagraphFont" style:family="text">
      <style:text-properties style:font-name="Times New Roman" style:font-name-complex="Times New Roman" fo:font-size="12pt" style:font-size-asian="12pt" style:font-size-complex="12pt"/>
    </style:style>
    <style:style style:name="P139" style:parent-style-name="ListParagraph" style:family="paragraph">
      <style:paragraph-properties fo:margin-top="0.0694in" fo:margin-bottom="0.0833in" fo:line-height="100%"/>
    </style:style>
    <style:style style:name="T140" style:parent-style-name="DefaultParagraphFont" style:family="text">
      <style:text-properties style:font-name="Times New Roman" style:font-name-complex="Times New Roman" fo:font-size="12pt" style:font-size-asian="12pt" style:font-size-complex="12pt"/>
    </style:style>
    <style:style style:name="T141" style:parent-style-name="DefaultParagraphFont" style:family="text">
      <style:text-properties style:font-name="Times New Roman" style:font-name-complex="Times New Roman" fo:font-size="12pt" style:font-size-asian="12pt" style:font-size-complex="12pt"/>
    </style:style>
    <style:style style:name="T142" style:parent-style-name="DefaultParagraphFont" style:family="text">
      <style:text-properties style:font-name="Times New Roman" style:font-name-complex="Times New Roman" fo:font-size="12pt" style:font-size-asian="12pt" style:font-size-complex="12pt"/>
    </style:style>
    <style:style style:name="T143" style:parent-style-name="Hyperlink" style:family="text">
      <style:text-properties style:font-name="Times New Roman" style:font-name-complex="Times New Roman" style:use-window-font-color="true" fo:font-size="12pt" style:font-size-asian="12pt" style:font-size-complex="12pt"/>
    </style:style>
    <style:style style:name="T144" style:parent-style-name="Hyperlink" style:family="text">
      <style:text-properties style:font-name="Times New Roman" style:font-name-complex="Times New Roman" style:use-window-font-color="true" fo:font-size="12pt" style:font-size-asian="12pt" style:font-size-complex="12pt"/>
    </style:style>
    <style:style style:name="T145" style:parent-style-name="DefaultParagraphFont" style:family="text">
      <style:text-properties style:font-name="Times New Roman" style:font-name-complex="Times New Roman" fo:font-size="12pt" style:font-size-asian="12pt" style:font-size-complex="12pt"/>
    </style:style>
    <style:style style:name="P146" style:parent-style-name="ListParagraph" style:family="paragraph">
      <style:paragraph-properties fo:margin-top="0.0694in" fo:margin-bottom="0.0833in" fo:line-height="100%"/>
    </style:style>
    <style:style style:name="T147" style:parent-style-name="DefaultParagraphFont" style:family="text">
      <style:text-properties style:font-name="Times New Roman" style:font-name-complex="Times New Roman" fo:font-size="12pt" style:font-size-asian="12pt" style:font-size-complex="12pt"/>
    </style:style>
    <style:style style:name="T148" style:parent-style-name="DefaultParagraphFont" style:family="text">
      <style:text-properties style:font-name="Times New Roman" style:font-name-complex="Times New Roman" fo:font-size="12pt" style:font-size-asian="12pt" style:font-size-complex="12pt"/>
    </style:style>
    <style:style style:name="T149" style:parent-style-name="Hyperlink" style:family="text">
      <style:text-properties style:font-name="Times New Roman" style:font-name-complex="Times New Roman" style:use-window-font-color="true" fo:font-size="12pt" style:font-size-asian="12pt" style:font-size-complex="12pt"/>
    </style:style>
    <style:style style:name="T150" style:parent-style-name="DefaultParagraphFont" style:family="text">
      <style:text-properties style:font-name="Times New Roman" style:font-name-complex="Times New Roman" fo:font-size="12pt" style:font-size-asian="12pt" style:font-size-complex="12pt"/>
    </style:style>
    <style:style style:name="P151" style:parent-style-name="ListParagraph" style:family="paragraph">
      <style:paragraph-properties fo:margin-top="0.0694in" fo:margin-bottom="0.0833in" fo:line-height="100%"/>
    </style:style>
    <style:style style:name="T152" style:parent-style-name="DefaultParagraphFont" style:family="text">
      <style:text-properties style:font-name="Times New Roman" style:font-name-complex="Times New Roman" fo:font-size="12pt" style:font-size-asian="12pt" style:font-size-complex="12pt"/>
    </style:style>
    <style:style style:name="T153" style:parent-style-name="DefaultParagraphFont" style:family="text">
      <style:text-properties style:font-name="Times New Roman" style:font-name-complex="Times New Roman" fo:font-size="12pt" style:font-size-asian="12pt" style:font-size-complex="12pt"/>
    </style:style>
    <style:style style:name="T154" style:parent-style-name="DefaultParagraphFont" style:family="text">
      <style:text-properties style:font-name="Times New Roman" style:font-name-complex="Times New Roman" fo:font-size="12pt" style:font-size-asian="12pt" style:font-size-complex="12pt"/>
    </style:style>
    <style:style style:name="T155" style:parent-style-name="DefaultParagraphFont" style:family="text">
      <style:text-properties style:font-name="Times New Roman" style:font-name-complex="Times New Roman" fo:font-size="12pt" style:font-size-asian="12pt" style:font-size-complex="12pt"/>
    </style:style>
    <style:style style:name="T156" style:parent-style-name="DefaultParagraphFont" style:family="text">
      <style:text-properties style:font-name="Times New Roman" style:font-name-complex="Times New Roman" fo:font-size="12pt" style:font-size-asian="12pt" style:font-size-complex="12pt"/>
    </style:style>
    <style:style style:name="T157" style:parent-style-name="DefaultParagraphFont" style:family="text">
      <style:text-properties style:font-name="Times New Roman" style:font-name-complex="Times New Roman" fo:font-size="12pt" style:font-size-asian="12pt" style:font-size-complex="12pt"/>
    </style:style>
    <style:style style:name="T158" style:parent-style-name="Hyperlink" style:family="text">
      <style:text-properties style:font-name="Times New Roman" style:font-name-complex="Times New Roman" style:use-window-font-color="true" fo:font-size="12pt" style:font-size-asian="12pt" style:font-size-complex="12pt"/>
    </style:style>
    <style:style style:name="P159" style:parent-style-name="ListParagraph" style:family="paragraph">
      <style:paragraph-properties fo:margin-top="0.0694in" fo:margin-bottom="0.0833in" fo:line-height="100%"/>
    </style:style>
    <style:style style:name="T160" style:parent-style-name="DefaultParagraphFont" style:family="text">
      <style:text-properties style:font-name="Times New Roman" style:font-name-complex="Times New Roman" fo:font-size="12pt" style:font-size-asian="12pt" style:font-size-complex="12pt"/>
    </style:style>
    <style:style style:name="T161" style:parent-style-name="DefaultParagraphFont" style:family="text">
      <style:text-properties style:font-name="Times New Roman" style:font-name-complex="Times New Roman" fo:font-size="12pt" style:font-size-asian="12pt" style:font-size-complex="12pt"/>
    </style:style>
    <style:style style:name="T162" style:parent-style-name="Hyperlink" style:family="text">
      <style:text-properties style:font-name="Times New Roman" style:font-name-complex="Times New Roman" style:use-window-font-color="true" fo:font-size="12pt" style:font-size-asian="12pt" style:font-size-complex="12pt"/>
    </style:style>
    <style:style style:name="P163"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64"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65"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66" style:parent-style-name="Normal"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P167"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68"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69" style:parent-style-name="Normal"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P170"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7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72" style:parent-style-name="Normal"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P173"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74"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75" style:parent-style-name="Normal" style:family="paragraph">
      <style:paragraph-properties fo:margin-bottom="0in" fo:line-height="100%"/>
    </style:style>
    <style:style style:name="T17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7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7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79" style:parent-style-name="DefaultParagraphFont" style:family="text">
      <style:text-properties style:font-name="Times New Roman" style:font-name-complex="Times New Roman" fo:font-size="12pt" style:font-size-asian="12pt" style:font-size-complex="12pt"/>
    </style:style>
    <style:style style:name="P180"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1"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2"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3"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4" style:parent-style-name="Normal"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P185"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186" style:parent-style-name="Normal" style:family="paragraph">
      <style:paragraph-properties fo:margin-bottom="0.0833in" fo:line-height="100%" fo:margin-left="0.25in" fo:text-indent="-0.2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87" style:parent-style-name="Normal" style:family="paragraph">
      <style:paragraph-properties fo:line-height="100%" fo:margin-left="0.25in" fo:text-indent="-0.25in">
        <style:tab-stops/>
      </style:paragraph-properties>
    </style:style>
    <style:style style:name="T188" style:parent-style-name="DefaultParagraphFont" style:family="text">
      <style:text-properties style:font-name="Times New Roman" style:font-name-complex="Times New Roman" style:font-weight-complex="bold" fo:font-size="12pt" style:font-size-asian="12pt" style:font-size-complex="12pt"/>
    </style:style>
    <style:style style:name="T189" style:parent-style-name="DefaultParagraphFont" style:family="text">
      <style:text-properties style:font-name="Times New Roman" style:font-name-complex="Times New Roman" style:font-weight-complex="bold" fo:font-style="italic" style:font-style-asian="italic" fo:font-size="12pt" style:font-size-asian="12pt" style:font-size-complex="12pt"/>
    </style:style>
    <style:style style:name="T190" style:parent-style-name="DefaultParagraphFont" style:family="text">
      <style:text-properties style:font-name="Times New Roman" style:font-name-complex="Times New Roman" style:font-weight-complex="bold" fo:font-size="12pt" style:font-size-asian="12pt" style:font-size-complex="12pt"/>
    </style:style>
    <style:style style:name="T191" style:parent-style-name="DefaultParagraphFont" style:family="text">
      <style:text-properties style:font-name="Times New Roman" style:font-name-complex="Times New Roman" style:font-weight-complex="bold" fo:font-size="12pt" style:font-size-asian="12pt" style:font-size-complex="12pt"/>
    </style:style>
    <style:style style:name="T192" style:parent-style-name="DefaultParagraphFont" style:family="text">
      <style:text-properties style:font-name="Times New Roman" style:font-name-complex="Times New Roman" style:font-weight-complex="bold" fo:font-size="12pt" style:font-size-asian="12pt" style:font-size-complex="12pt"/>
    </style:style>
    <style:style style:name="T193" style:parent-style-name="DefaultParagraphFont" style:family="text">
      <style:text-properties style:font-name="Times New Roman" style:font-name-complex="Times New Roman" style:font-weight-complex="bold" fo:font-size="12pt" style:font-size-asian="12pt" style:font-size-complex="12pt"/>
    </style:style>
    <style:style style:name="T194" style:parent-style-name="DefaultParagraphFont" style:family="text">
      <style:text-properties style:font-name="Times New Roman" style:font-name-complex="Times New Roman" style:font-weight-complex="bold" fo:font-size="12pt" style:font-size-asian="12pt" style:font-size-complex="12pt"/>
    </style:style>
    <style:style style:name="T195" style:parent-style-name="DefaultParagraphFont" style:family="text">
      <style:text-properties style:font-name="Times New Roman" style:font-name-complex="Times New Roman" style:font-weight-complex="bold" fo:font-size="12pt" style:font-size-asian="12pt" style:font-size-complex="12pt"/>
    </style:style>
    <style:style style:name="P196" style:parent-style-name="Normal" style:family="paragraph">
      <style:paragraph-properties fo:line-height="100%" fo:margin-left="0.25in" fo:text-indent="-0.25in">
        <style:tab-stops/>
      </style:paragraph-properties>
    </style:style>
    <style:style style:name="T197" style:parent-style-name="DefaultParagraphFont" style:family="text">
      <style:text-properties style:font-name="Times New Roman" style:font-name-complex="Times New Roman" style:font-weight-complex="bold" fo:font-size="12pt" style:font-size-asian="12pt" style:font-size-complex="12pt"/>
    </style:style>
    <style:style style:name="T198" style:parent-style-name="DefaultParagraphFont" style:family="text">
      <style:text-properties style:font-name="Times New Roman" style:font-name-complex="Times New Roman" style:font-weight-complex="bold" fo:font-style="italic" style:font-style-asian="italic" fo:font-size="12pt" style:font-size-asian="12pt" style:font-size-complex="12pt"/>
    </style:style>
    <style:style style:name="T199" style:parent-style-name="DefaultParagraphFont" style:family="text">
      <style:text-properties style:font-name="Times New Roman" style:font-name-complex="Times New Roman" style:font-weight-complex="bold" fo:font-size="12pt" style:font-size-asian="12pt" style:font-size-complex="12pt"/>
    </style:style>
    <style:style style:name="P200" style:parent-style-name="Normal" style:family="paragraph">
      <style:paragraph-properties fo:line-height="100%" fo:margin-left="0.25in" fo:text-indent="-0.25in">
        <style:tab-stops/>
      </style:paragraph-properties>
    </style:style>
    <style:style style:name="T201" style:parent-style-name="DefaultParagraphFont" style:family="text">
      <style:text-properties style:font-name="Times New Roman" style:font-name-complex="Times New Roman" style:font-weight-complex="bold" fo:font-size="12pt" style:font-size-asian="12pt" style:font-size-complex="12pt"/>
    </style:style>
    <style:style style:name="T202" style:parent-style-name="DefaultParagraphFont" style:family="text">
      <style:text-properties style:font-name="Times New Roman" style:font-name-complex="Times New Roman" style:font-weight-complex="bold" fo:font-style="italic" style:font-style-asian="italic" fo:font-size="12pt" style:font-size-asian="12pt" style:font-size-complex="12pt"/>
    </style:style>
    <style:style style:name="T203" style:parent-style-name="DefaultParagraphFont" style:family="text">
      <style:text-properties style:font-name="Times New Roman" style:font-name-complex="Times New Roman" style:font-weight-complex="bold" fo:font-size="12pt" style:font-size-asian="12pt" style:font-size-complex="12pt"/>
    </style:style>
    <style:style style:name="P204" style:parent-style-name="Normal" style:family="paragraph">
      <style:paragraph-properties fo:margin-bottom="0in" fo:line-height="100%"/>
    </style:style>
    <style:style style:name="T205" style:parent-style-name="DefaultParagraphFont" style:family="text">
      <style:text-properties style:font-name="Times New Roman" style:font-name-complex="Times New Roman" fo:font-size="12pt" style:font-size-asian="12pt" style:font-size-complex="12pt"/>
    </style:style>
    <style:style style:name="T206" style:parent-style-name="DefaultParagraphFont" style:family="text">
      <style:text-properties style:font-name="Times New Roman" style:font-name-complex="Times New Roman" fo:font-size="12pt" style:font-size-asian="12pt" style:font-size-complex="12pt"/>
    </style:style>
    <style:style style:name="T207" style:parent-style-name="DefaultParagraphFont" style:family="text">
      <style:text-properties style:font-name="Times New Roman" style:font-name-complex="Times New Roman" fo:font-size="12pt" style:font-size-asian="12pt" style:font-size-complex="12pt"/>
    </style:style>
    <style:style style:name="T208" style:parent-style-name="DefaultParagraphFont" style:family="text">
      <style:text-properties style:font-name="Times New Roman" style:font-name-complex="Times New Roman" fo:font-size="12pt" style:font-size-asian="12pt" style:font-size-complex="12pt"/>
    </style:style>
    <style:style style:name="T209" style:parent-style-name="DefaultParagraphFont" style:family="text">
      <style:text-properties style:font-name="Times New Roman" style:font-name-complex="Times New Roman" fo:font-size="12pt" style:font-size-asian="12pt" style:font-size-complex="12pt"/>
    </style:style>
    <style:style style:name="T210"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211"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text:span text:style-name="T2">Response to<text:s/></text:span><text:span text:style-name="T3">“</text:span><text:span text:style-name="T4">Statistics à la Mode</text:span><text:span text:style-name="T5">”</text:span><text:span text:style-name="T6"><text:s/></text:span><text:span text:style-name="T7">in</text:span><text:span text:style-name="T8"><text:s/></text:span><text:span text:style-name="T9">Math Horizons</text:span></text:p>
      <text:p text:style-name="P10"><text:span text:style-name="T11">A statistics course may indeed be one of the most important courses that a student takes. <text:s/></text:span><text:span text:style-name="T12">Arthur Benjamin concluded his Ted Talk</text:span><text:span text:style-name="T13"><text:s/></text:span><text:span text:style-name="T14">[</text:span><text:a xlink:href="http://www.ted.com/talks/lang/en/arthur_benjamin_s_formula_for_changing_math_education.html" office:target-frame-name="_top" xlink:show="replace"><text:span text:style-name="T15">listen</text:span></text:a><text:span text:style-name="T16">]</text:span><text:span text:style-name="T17"><text:s/>by saying, “instead of our students learning about the techniques of calculus, I think it would be far more significant if all of them knew what two standard deviations from the mean means.”<text:s/></text:span><text:span text:style-name="T18">As more and more data<text:s/></text:span><text:span text:style-name="T19">are</text:span><text:span text:style-name="T20"><text:s/></text:span><text:span text:style-name="T21">collected the future will belong to those who can<text:s/></text:span><text:span text:style-name="T22">make sense out of that data. <text:s/></text:span><text:span text:style-name="T23">In fact, Hal Varian–Google’s chief economist–in an interview with<text:s/></text:span><text:span text:style-name="T24">McKinsey Quarterly<text:s/></text:span><text:span text:style-name="T25">(January, 2009), said, “</text:span><text:span text:style-name="T26">the sexy job in the next ten years will be statisticians.” [</text:span><text:a xlink:href="http://www.mckinseyquarterly.com/Hal_Varian_on_how_the_Web_challenges_managers_2286" office:target-frame-name="_top" xlink:show="replace"><text:span text:style-name="T27">Read article.]</text:span></text:a><text:span text:style-name="T28"><text:s/></text:span></text:p>
      <text:p text:style-name="P29"><text:span text:style-name="T30">Statisticians have many tools at their disposal to help make sense of data, including mathematics. Statistics, however, is not a subfield of mathematics.</text:span><text:span text:style-name="T31"><text:s/></text:span><text:span text:style-name="T32">Like economics and physics, statistics uses mathematics in essential ways, “but has origins, subject matter, foundational questions and standards that are distinct from those of mathematics.” (Moore, 1988, p. 3).<text:s/></text:span><text:span text:style-name="T33"><text:s/>David<text:s/></text:span><text:span text:style-name="T34">Moore</text:span><text:span text:style-name="T35">, statistics educat</text:span><text:span text:style-name="T36">or and former P</text:span><text:span text:style-name="T37">resident of the American Statistical Association,</text:span><text:span text:style-name="T38"><text:s/>gives four compelling reasons why statistics is a separate discipline from mathematics:</text:span></text:p>
      <text:list text:style-name="LFO4" text:continue-numbering="true">
        <text:list-item>
          <text:p text:style-name="P39"><text:span text:style-name="T40">Statistics does not originate within mathematics;</text:span></text:p>
        </text:list-item>
        <text:list-item>
          <text:p text:style-name="P41">The aims and foundational controversies of statistics are unrelated to those of mathematics;</text:p>
        </text:list-item>
        <text:list-item>
          <text:p text:style-name="P42">The standards of excellence in statistics differ from those of mathematics; and</text:p>
        </text:list-item>
        <text:list-item>
          <text:p text:style-name="P43">Statistics does not participate in the interrelationships among subfields that characterize contemporary mathematics.</text:p>
        </text:list-item>
      </text:list>
      <text:p text:style-name="P44"><text:span text:style-name="T45">Statistics exists because of the need for other disciplines to examine and explain variation in their data. As such, any introductory statistics course would be remiss if it did not put data at the center of the curriculum. In fact, the recommendation of a joint committee of the American Statistical Association and the MAA to discuss the curriculum in elementary statistics, reflected this viewpoint stating, “any introductory course should take as its main goal helping students to learn the basics of statistical thinking” (Cobb, 1992, p.<text:s/></text:span><text:span text:style-name="T46">5</text:span><text:span text:style-name="T47">).<text:s/></text:span><text:span text:style-name="T48">Statistical thinking includes</text:span><text:span text:style-name="T49"><text:s/>the need for data, the importance of data production, the omnipresence of variability, and the quantification and explanation of variability. These views were echoed in the<text:s/></text:span><text:a xlink:href="http://www.amstat.org/education/gaise/" office:target-frame-name="_top" xlink:show="replace"><text:span text:style-name="T50">Guidelines for Assessment and Instruction in Statistics Education (GAISE)</text:span></text:a><text:span text:style-name="T51"><text:s/>and<text:s/></text:span><text:span text:style-name="T52">endorsed by the ASA in 2005.<text:s/></text:span></text:p>
      <text:p text:style-name="P53"><text:span text:style-name="T54">The focus in a course with the goal of promoting this kind of thinking should not be on the mathematics, but rather on the “intellectual framework that makes sense of the collection of tools that statisticians use and encourages their flexible application to solve problems” (Cobb, 1997, p. 815). It is not that mathematics and probability have no place in such a framework, but rather that they are not the focal point. Ideas of design, inference and reasoning about uncertainty all have a more prominent role in the introductory statistics curriculum.</text:span><text:span text:style-name="T55"><text:s text:c="2"/>The<text:s/></text:span><text:a xlink:href="http://www.maa.org/cupm/curr_guide.html" office:target-frame-name="_top" xlink:show="replace"><text:span text:style-name="T56">CUPM Curriculum Guide (2004)</text:span></text:a><text:span text:style-name="T57"><text:s/></text:span><text:span text:style-name="T58">(p. 38)<text:s/></text:span><text:span text:style-name="T59">says,</text:span><text:span text:style-name="T60"><text:s/></text:span><text:span text:style-name="T61">“</text:span><text:span text:style-name="T62">The<text:s/></text:span><text:span text:style-name="T63">fundamental</text:span><text:span text:style-name="T64"><text:s/>ideas of statistics, such as the omnipresence of variability and the ability to quantify and predict it, are important subjects that can be studied without sophisticated mathematical formulations. <text:s/>In particular, the notion of sampling distribution – which underlies the concepts of<text:s/></text:span><text:span text:style-name="T65">significance</text:span><text:span text:style-name="T66"><text:s/>testing and confidence interval – is challenging enough on its own to justify a first course in statistics. “<text:s/></text:span></text:p>
      <text:p text:style-name="P67"><text:span text:style-name="T68">Statistics has at its core, data and inference, and as Moore (1988) so pointedly declares, “it is unprofessional for mathematicians who lack training and experience in working with data to<text:s/></text:span><text:soft-page-break/><text:span text:style-name="T69">teach statistics” (p. 3). The important part of Moore’s statement is not that mathematicians should not teach statistics, but rather that experience working with data is crucial for a teacher of statistics. It would be no more advisable to have a poet teach calculus than it would be to have a person<text:s/></text:span><text:span text:style-name="T70">with no data experience (be they a mathematician, economist, or psychologist) teach a statistics course. In each case, the person lacks the scholarship necessary to be taken seriously. To teach effectively in any field one needs to understand more than just subject matter. It also requires a deep understanding of the methods that practitioners in that field use to approach problems. In teaching statistics, it is important for students to experience data, and also the methods of statistics (not only mathematics). <text:s/></text:span></text:p>
      <text:p text:style-name="P71">A course (or more) in probability and a course in mathematical statistics would help<text:s/>most<text:s/>people’s understanding of statistics along with the 2-3 other courses in basic and intermediate statistical methods<text:s/>they should take. <text:s/>However, only a select few students will take 5 courses in probability and statistics in their college career. <text:s/>Then, the question becomes which course to take. <text:s/>We think that most statistics educators agree that if you have to choose only one, a course in statistical thinking would supersede one in probabilistic thinking. <text:s/>We need to do a better job as educators thinking about where we want our students to be at the end of the course and then what the crucial skills are that they need to get there. <text:s/>Understanding the conceptual framework of a hypothesis test or of inference from data, even without any probability theory (including even the central limit theorem through methods like a randomization test) is a more useful skill in today’s data-driven world than predicting how many heads you might get when you flip a coin 100 times (although again, the latter is very helpful in understanding the former).</text:p>
      <text:p text:style-name="P72"><text:span text:style-name="T73">It should also be clear that there are some mathematicians who are phenomenal teachers of statistics. <text:s/>It is not your degree that matters, but rather your knowledge in statistics and statistical pedagogy. <text:s/></text:span><text:span text:style-name="T74">Just as when a physicist teaches a mathematics course</text:span><text:span text:style-name="T75">,</text:span><text:span text:style-name="T76"><text:s/>when a mathematician teaches a statistics course they are teaching in a field different<text:s/></text:span><text:span text:style-name="T77">from</text:span><text:span text:style-name="T78"><text:s/>their training. <text:s/></text:span><text:span text:style-name="T79">To teach in a different field one needs to understand the ways that<text:s/></text:span><text:span text:style-name="T80">practitioners</text:span><text:span text:style-name="T81"><text:s/>of that field approach problems</text:span><text:span text:style-name="T82"><text:s/>and to have experienced the joy of making discoveries in that field</text:span><text:span text:style-name="T83">.</text:span><text:span text:style-name="T84"><text:s text:c="2"/></text:span><text:span text:style-name="T85">We need to<text:s/></text:span><text:span text:style-name="T86">convey to our students</text:span><text:span text:style-name="T87"><text:s/>the excitement of solving problems using all of the tools of statistics. <text:s/></text:span><text:span text:style-name="T88">It is wonderful to be teaching statistics in the 21</text:span><text:span text:style-name="T89">st</text:span><text:span text:style-name="T90"><text:s/>century because</text:span><text:span text:style-name="T91"><text:s/>there are so many resources to help beginning and experienced statistics teachers.</text:span><text:span text:style-name="T92"><text:s text:c="2"/>After<text:s/></text:span><text:span text:style-name="T93">the many</text:span><text:span text:style-name="T94"><text:s/>years that</text:span><text:span text:style-name="T95"><text:s/>we</text:span><text:span text:style-name="T96"><text:s/>ha</text:span><text:span text:style-name="T97">ve</text:span><text:span text:style-name="T98"><text:s/>amassed</text:span><text:span text:style-name="T99"><text:s/>teaching statistics<text:s/></text:span><text:span text:style-name="T100">each of us</text:span><text:span text:style-name="T101"><text:s/>continue</text:span><text:span text:style-name="T102">s</text:span><text:span text:style-name="T103"><text:s/>to learn a lot every tim</text:span><text:span text:style-name="T104">e<text:s/></text:span><text:span text:style-name="T105">we</text:span><text:span text:style-name="T106"><text:s/>participate in<text:s/></text:span><text:span text:style-name="T107">a</text:span><text:span text:style-name="T108"><text:s/>prof</text:span><text:span text:style-name="T109">essional development experience</text:span><text:span text:style-name="T110">. <text:s/></text:span></text:p>
      <text:p text:style-name="P111">Each year there are<text:s/>several events<text:s/>at the<text:s/>Joint<text:s/>Mathematics Meetings to help us all become better teachers of statistics.<text:s text:c="2"/>Many of these are sponsored by the SIGMAA on Statistics Education. <text:s/>Teachers of statistics should think about joining the SIGMAA! <text:s/>The Business meeting and reception<text:s/>is a good chance to get together with a nice group of statistic educators in an informal setting.<text:s text:c="2"/></text:p>
      <text:p text:style-name="P112"><text:span text:style-name="T113">Not going to JMM? <text:s/>Next summer the</text:span><text:span text:style-name="T114"><text:s/>MAA</text:span><text:span text:style-name="T115"><text:s/>will<text:s/></text:span><text:span text:style-name="T116">sponsor<text:s/></text:span><text:span text:style-name="T117">a PREP workshop</text:span><text:span text:style-name="T118"><text:s/>– Beyond Introductory Statistics: Generalized Linear and Multilevel Models with Jim Albert and Brad Hartlaub<text:s/></text:span><text:a xlink:href="http://www.maa.org/prep/2012/statistics.html" office:target-frame-name="_top" xlink:show="replace"><text:span text:style-name="T119">http://www.maa.org/prep/2012/statistics.html</text:span></text:a><text:span text:style-name="T120">.</text:span></text:p>
      <text:soft-page-break/>
      <text:p text:style-name="P121">CAUSE<text:s/>(the Consortium for the Advancement of Undergraduate Statistics Education)<text:s/>sponsors<text:s/>a website (<text:a xlink:href="http://www.causeweb.org" office:target-frame-name="_top" xlink:show="replace"><text:span text:style-name="T122">http://www.causeweb.org</text:span></text:a>) with lots of useful information and<text:s/>a number of important professional development opportunities including:</text:p>
      <text:list text:style-name="LFO2" text:continue-numbering="true">
        <text:list-item>
          <text:p text:style-name="P123">Frequent webinars on statistics education that<text:s/>one can participate in (from your office computer) or watch the<text:s/>recording<text:s/>at a later time.<text:s text:c="2"/><text:a xlink:href="http://www.causeweb.org/webinar/" office:target-frame-name="_top" xlink:show="replace"><text:span text:style-name="T124">http://www.causeweb.org/webinar/</text:span></text:a></text:p>
        </text:list-item>
        <text:list-item>
          <text:p text:style-name="P125">USCOTS (the United States Conference on the Teaching of Statistics) in odd numbered years. <text:s/></text:p>
        </text:list-item>
        <text:list-item>
          <text:p text:style-name="P126">In May 2012<text:s/>CAUSE<text:s/>will sponsor an electronic conference<text:s/>–<text:s/>ECOTS.<text:s/><text:a xlink:href="http://www.causeweb.org/ecots/" office:target-frame-name="_top" xlink:show="replace"><text:span text:style-name="T127">http://www.causeweb.org/ecots/</text:span></text:a></text:p>
        </text:list-item>
      </text:list>
      <text:p text:style-name="P128"><text:span text:style-name="T129">All teachers of statistics should be familiar with the<text:s/></text:span><text:span text:style-name="T130">Guidelines for Assessment and Instruction in Statistics Education (GAISE) which includes recommendations for introductory statistics courses. <text:s text:c="2"/></text:span><text:a xlink:href="http://www.amstat.org/education/gaise/" office:target-frame-name="_top" xlink:show="replace"><text:span text:style-name="T131">http://www.amstat.org/education/gaise/</text:span></text:a></text:p>
      <text:p text:style-name="P132">In addition, there are several publications for teachers of statistics.<text:s/></text:p>
      <text:list text:style-name="LFO3" text:continue-numbering="true">
        <text:list-item>
          <text:p text:style-name="P133"><text:span text:style-name="T134">the<text:s/></text:span><text:span text:style-name="T135">J</text:span><text:span text:style-name="T136">ournal of Statistics Education -<text:s/></text:span><text:a xlink:href="http://www.amstat.org/publications/jse/%20" office:target-frame-name="_top" xlink:show="replace"><text:span text:style-name="T137">http://www.amstat.org/publications/jse/</text:span></text:a><text:span text:style-name="T138"><text:s/></text:span></text:p>
        </text:list-item>
        <text:list-item>
          <text:p text:style-name="P139"><text:span text:style-name="T140">the Statistics Education Research Journal</text:span><text:span text:style-name="T141"><text:s/>-<text:s/></text:span><text:span text:style-name="T142"><text:s/></text:span><text:a xlink:href="http://www.stat.auckland.ac.nz/~iase/publications.php?show=serj%23archives/%20" office:target-frame-name="_top" xlink:show="replace"><text:span text:style-name="T143">http://www.stat.auckland.ac.nz/~iase/public</text:span><text:span text:style-name="T144">ations.php?show=serj#archives/</text:span></text:a><text:span text:style-name="T145"><text:s/></text:span></text:p>
        </text:list-item>
        <text:list-item>
          <text:p text:style-name="P146"><text:span text:style-name="T147">Teaching Statistics<text:s/></text:span><text:span text:style-name="T148">-<text:s/></text:span><text:a xlink:href="http://www.rsscse-edu.org.uk/tsj/%20" office:target-frame-name="_top" xlink:show="replace"><text:span text:style-name="T149">http://www.rsscse-edu.org.uk/tsj/</text:span></text:a><text:span text:style-name="T150"><text:s/></text:span></text:p>
        </text:list-item>
        <text:list-item>
          <text:p text:style-name="P151"><text:span text:style-name="T152">the Statistics Education Web<text:s/></text:span><text:span text:style-name="T153">(</text:span><text:span text:style-name="T154">STEW</text:span><text:span text:style-name="T155">)</text:span><text:span text:style-name="T156"><text:s/>-</text:span><text:span text:style-name="T157"><text:s/></text:span><text:a xlink:href="http://www.amstat.org/education/STEW/" office:target-frame-name="_top" xlink:show="replace"><text:span text:style-name="T158">http://www.amstat.org/education/STEW/</text:span></text:a></text:p>
        </text:list-item>
        <text:list-item>
          <text:p text:style-name="P159"><text:span text:style-name="T160">Technology Innovations in Statistics Education</text:span><text:span text:style-name="T161"><text:s/>-<text:s/></text:span><text:a xlink:href="http://tise.stat.ucla.ed" office:target-frame-name="_top" xlink:show="replace"><text:span text:style-name="T162">http://tise.stat.ucla.ed</text:span></text:a></text:p>
        </text:list-item>
      </text:list>
      <text:p text:style-name="P163">The opinions expressed<text:s/>here<text:s/>reflect the views of the authors<text:s/>and<text:s/>not the SIGMAA on Statistics Education.<text:s/></text:p>
      <text:p text:style-name="P164"/>
      <text:p text:style-name="P165">Brian Gill, Seattle Pacific University</text:p>
      <text:p text:style-name="P166">Chair, SIGMAA<text:s/>on<text:s/>Statistics Education</text:p>
      <text:p text:style-name="P167"/>
      <text:p text:style-name="P168">Andrew Zieffler, University of Minnesota</text:p>
      <text:p text:style-name="P169">Chair-elect, SIGMAA<text:s/>on<text:s/>Statistics Education</text:p>
      <text:p text:style-name="P170"/>
      <text:p text:style-name="P171">Nancy Boynton, SUNY Fredonia</text:p>
      <text:p text:style-name="P172">Past-chair, SIGMAA<text:s/>on<text:s/>Statistics Education</text:p>
      <text:p text:style-name="P173"/>
      <text:p text:style-name="P174">K. Scott Alberts, Truman State University</text:p>
      <text:p text:style-name="P175"><text:span text:style-name="T176">Chair-elect-elect, SIGMAA<text:s/></text:span><text:span text:style-name="T177">on<text:s/></text:span><text:span text:style-name="T178">Statistics Education</text:span><text:span text:style-name="T179"><text:s/></text:span></text:p>
      <text:p text:style-name="P180"/>
      <text:p text:style-name="P181">Patricia Humphrey, Georgia Southern University</text:p>
      <text:p text:style-name="P182">John McKenzie, Babson College</text:p>
      <text:p text:style-name="P183">Michael<text:s/>A.<text:s/>Posner, Villanova University</text:p>
      <text:p text:style-name="P184">Former<text:s/>chairs, SIGMAA<text:s/>on<text:s/>Statistics Education</text:p>
      <text:p text:style-name="P185"/>
      <text:p text:style-name="P186">References:</text:p>
      <text:soft-page-break/>
      <text:p text:style-name="P187"><text:span text:style-name="T188">Cobb, G. W. (1992). Teaching statistics, in L. A. Steen (ed.),<text:s/></text:span><text:span text:style-name="T189">Heeding the Call for Change: Suggestions for Curricular Action, MAA Notes 22<text:s/></text:span><text:span text:style-name="T190">(pp.<text:s/></text:span><text:span text:style-name="T191">3</text:span><text:span text:style-name="T192">–</text:span><text:span text:style-name="T193">23</text:span><text:span text:style-name="T194">). Washington DC: Mathematical Association of America.</text:span><text:span text:style-name="T195"><text:s text:c="2"/></text:span></text:p>
      <text:p text:style-name="P196"><text:span text:style-name="T197">Cobb, G. W. &amp; Moore, D. S. (1997). Mathematics, Statistics, and Teaching.<text:s/></text:span><text:span text:style-name="T198">The American Mathematical Monthly, 41</text:span><text:span text:style-name="T199">(9), 801–823.</text:span></text:p>
      <text:p text:style-name="P200"><text:span text:style-name="T201">Moore, D. S. (1988). Should mathematicians teach statistics (with discussion).<text:s/></text:span><text:span text:style-name="T202">College Math. Journal 19</text:span><text:span text:style-name="T203">, 3–7.</text:span></text:p>
      <text:p text:style-name="P204"><text:span text:style-name="T205">Barker, W., Bressoud, D., Epp, S., Ganter, S., Haver B. &amp;<text:s/></text:span><text:span text:style-name="T206">Pollatsek,</text:span><text:span text:style-name="T207"><text:s/>H.,</text:span><text:span text:style-name="T208"><text:s/>(2004).</text:span><text:span text:style-name="T209"><text:s/></text:span><text:span text:style-name="T210">Undergraduate Programs and Courses in the Mathematical Sciences: <text:s/>CUPM Curriculum Guide 2004.</text:span><text:span text:style-name="T21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bottom="0.1666in" fo:line-height="100%"/>
      <style:text-properties style:font-name="Trebuchet MS" style:font-name-asian="Times New Roman" style:font-name-complex="Times New Roman" fo:font-weight="bold" style:font-weight-asian="bold" style:font-weight-complex="bold" fo:text-transform="uppercase" fo:color="#000000" fo:font-size="8.5pt" style:font-size-asian="8.5pt" style:font-size-complex="8.5pt" fo:hyphenate="false"/>
    </style:style>
    <style:style style:name="Heading3" style:display-name="Heading 3" style:family="paragraph" style:parent-style-name="Normal" style:default-outline-level="3">
      <style:paragraph-properties fo:margin-bottom="0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font-weight="bold" style:font-weight-asian="bold" style:font-weight-complex="bold" fo:text-transform="uppercase" fo:color="#000000" fo:font-size="8.5pt" style:font-size-asian="8.5pt" style:font-size-complex="8.5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apple-style-span" style:display-name="apple-style-span"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0.8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ncy J. Boynton</meta:initial-creator>
    <dc:creator>Todd Iverson</dc:creator>
    <meta:creation-date>2012-02-09T15:24:00Z</meta:creation-date>
    <dc:date>2012-02-09T15:24:00Z</dc:date>
    <meta:print-date>2012-02-09T15:24:00Z</meta:print-date>
    <meta:template xlink:href="Normal.dotm" xlink:type="simple"/>
    <meta:editing-cycles>2</meta:editing-cycles>
    <meta:editing-duration>PT0S</meta:editing-duration>
    <meta:document-statistic meta:page-count="4" meta:paragraph-count="21" meta:word-count="1584" meta:character-count="10592" meta:row-count="75" meta:non-whitespace-character-count="9029"/>
  </office:meta>
</office:document-meta>
</file>